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1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1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3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5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8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style:text-properties fo:font-size="13pt" style:font-size-asian="18pt" style:font-size-complex="18pt"/>
    </style:style>
    <style:style style:name="P5" style:family="paragraph">
      <loext:graphic-properties draw:fill="none" draw:fill-color="#ffffff"/>
      <style:text-properties fo:font-size="15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.7cm" svg:height="2.1cm" svg:x="10.7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4.5cm" svg:x="13.4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5cm" svg:height="1cm" svg:x="17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5" draw:id="id5" draw:layer="layout" svg:width="2.509cm" svg:height="0.962cm" svg:x="18.3cm" svg:y="3.9cm">
          <draw:text-box>
            <text:p>Seletor</text:p>
          </draw:text-box>
        </draw:frame>
        <draw:custom-shape draw:style-name="gr5" draw:text-style-name="P1" xml:id="id7" draw:id="id7" draw:layer="layout" svg:width="4cm" svg:height="0.9cm" svg:x="20.8cm" svg:y="6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236cm" svg:height="0.763cm" svg:x="20.7cm" svg:y="6.2cm">
          <draw:text-box>
            <text:p><text:span text:style-name="T1">Regras </text:span><text:span text:style-name="T1">Decisórias</text:span></text:p>
          </draw:text-box>
        </draw:frame>
        <draw:frame draw:style-name="gr7" draw:text-style-name="P3" draw:layer="layout" svg:width="3.474cm" svg:height="0.763cm" svg:x="14.5cm" svg:y="6.2cm">
          <draw:text-box>
            <text:p text:style-name="P4"><text:span text:style-name="T1">Técnicas </text:span><text:span text:style-name="T1">DME</text:span></text:p>
          </draw:text-box>
        </draw:frame>
        <draw:frame draw:style-name="gr8" draw:text-style-name="P3" draw:layer="layout" svg:width="1.603cm" svg:height="0.806cm" svg:x="11.9cm" svg:y="10.7cm">
          <draw:text-box>
            <text:p text:style-name="P4"><text:span text:style-name="T1">Filtro</text:span></text:p>
          </draw:text-box>
        </draw:frame>
        <draw:frame draw:style-name="gr9" draw:text-style-name="P3" draw:layer="layout" svg:width="2.847cm" svg:height="0.806cm" svg:x="14.7cm" svg:y="10.7cm">
          <draw:text-box>
            <text:p text:style-name="P4"><text:span text:style-name="T1">Sentenças</text:span></text:p>
          </draw:text-box>
        </draw:frame>
        <draw:frame draw:style-name="gr10" draw:text-style-name="P3" draw:layer="layout" svg:width="2.813cm" svg:height="0.806cm" svg:x="18.1cm" svg:y="10.7cm">
          <draw:text-box>
            <text:p text:style-name="P4"><text:span text:style-name="T1">Mineração</text:span></text:p>
          </draw:text-box>
        </draw:frame>
        <draw:frame draw:style-name="gr11" draw:text-style-name="P3" draw:layer="layout" svg:width="2.3cm" svg:height="0.806cm" svg:x="21.7cm" svg:y="10.7cm">
          <draw:text-box>
            <text:p text:style-name="P4"><text:span text:style-name="T1">Decisão</text:span></text:p>
          </draw:text-box>
        </draw:frame>
        <draw:custom-shape draw:style-name="gr12" draw:text-style-name="P1" xml:id="id4" draw:id="id4" draw:layer="layout" svg:width="2.5cm" svg:height="0.6cm" svg:x="21.6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2.5cm" svg:height="0.6cm" svg:x="18.2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2.5cm" svg:height="0.6cm" svg:x="14.8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2.5cm" svg:height="0.6cm" svg:x="11.4cm" svg:y="10.8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3.9cm" svg:y1="11.1cm" svg:x2="14.8cm" svg:y2="11.1cm" draw:start-shape="id1" draw:start-glue-point="1" draw:end-shape="id2" draw:end-glue-point="3" svg:d="M13900 11100h900" svg:viewBox="0 0 901 1">
          <text:p/>
        </draw:connector>
        <draw:connector draw:style-name="gr13" draw:text-style-name="P1" draw:layer="layout" draw:type="line" svg:x1="17.3cm" svg:y1="11.1cm" svg:x2="18.2cm" svg:y2="11.1cm" draw:start-shape="id2" draw:start-glue-point="1" draw:end-shape="id3" draw:end-glue-point="3" svg:d="M17300 11100h900" svg:viewBox="0 0 901 1">
          <text:p/>
        </draw:connector>
        <draw:connector draw:style-name="gr13" draw:text-style-name="P1" draw:layer="layout" draw:type="line" svg:x1="20.7cm" svg:y1="11.1cm" svg:x2="21.6cm" svg:y2="11.1cm" draw:start-shape="id3" draw:start-glue-point="1" draw:end-shape="id4" draw:end-glue-point="3" svg:d="M20700 11100h900" svg:viewBox="0 0 901 1">
          <text:p/>
        </draw:connector>
        <draw:custom-shape draw:style-name="gr5" draw:text-style-name="P1" xml:id="id6" draw:id="id6" draw:layer="layout" svg:width="4cm" svg:height="0.9cm" svg:x="14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19.554cm" svg:y1="4.862cm" svg:x2="16.2cm" svg:y2="6.1cm" draw:start-shape="id5" draw:start-glue-point="2" draw:end-shape="id6" svg:d="M19554 4862v619h-3354v619" svg:viewBox="0 0 3355 1239">
          <text:p/>
        </draw:connector>
        <draw:connector draw:style-name="gr13" draw:text-style-name="P1" draw:layer="layout" svg:x1="19.554cm" svg:y1="4.862cm" svg:x2="22.8cm" svg:y2="6.1cm" draw:start-shape="id5" draw:start-glue-point="2" draw:end-shape="id7" draw:end-glue-point="0" svg:d="M19554 4862v619h3246v619" svg:viewBox="0 0 3247 1239">
          <text:p/>
        </draw:connector>
        <draw:frame draw:style-name="gr14" draw:text-style-name="P5" draw:layer="layout" svg:width="5.9cm" svg:height="0.839cm" svg:x="5.7cm" svg:y="7.2cm">
          <draw:text-box>
            <text:p><text:span text:style-name="T2">Ambiente Educacional</text:span></text:p>
          </draw:text-box>
        </draw:frame>
        <draw:custom-shape draw:style-name="gr15" draw:text-style-name="P1" xml:id="id8" draw:id="id8" draw:layer="layout" svg:width="5.7cm" svg:height="1.1cm" svg:x="5.8cm" svg:y="7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65cm" svg:y1="7cm" svg:x2="17cm" svg:y2="4.3cm" draw:start-shape="id8" draw:start-glue-point="0" draw:end-shape="id9" draw:end-glue-point="3" svg:d="M8650 7000v-2700h8350" svg:viewBox="0 0 8351 2701">
          <text:p/>
        </draw:connector>
        <draw:connector draw:style-name="gr13" draw:text-style-name="P1" draw:layer="layout" svg:x1="8.65cm" svg:y1="8.1cm" svg:x2="11.4cm" svg:y2="11.1cm" draw:start-shape="id8" draw:start-glue-point="2" draw:end-shape="id1" draw:end-glue-point="3" svg:d="M8650 8100v3000h2750" svg:viewBox="0 0 2751 3001">
          <text:p/>
        </draw:connector>
        <draw:frame draw:style-name="gr16" draw:text-style-name="P6" draw:layer="layout" svg:width="3.063cm" svg:height="0.806cm" svg:x="8.5cm" svg:y="4.2cm">
          <draw:text-box>
            <text:p><text:span text:style-name="T3">Parâmetros</text:span></text:p>
          </draw:text-box>
        </draw:frame>
        <draw:frame draw:style-name="gr17" draw:text-style-name="P3" draw:layer="layout" svg:width="1.933cm" svg:height="0.806cm" svg:x="8.5cm" svg:y="10.4cm">
          <draw:text-box>
            <text:p text:style-name="P4"><text:span text:style-name="T1">Dados</text:span></text:p>
          </draw:text-box>
        </draw:frame>
        <draw:connector draw:style-name="gr13" draw:text-style-name="P1" draw:layer="layout" draw:line-skew="1.299cm -0.299cm" svg:x1="22.85cm" svg:y1="11.4cm" svg:x2="5.8cm" svg:y2="7.55cm" draw:start-shape="id4" draw:start-glue-point="2" draw:end-shape="id8" draw:end-glue-point="3" svg:d="M22850 11400v1800h-17850v-5650h800" svg:viewBox="0 0 17851 5651">
          <text:p/>
        </draw:connector>
        <draw:frame draw:style-name="gr18" draw:text-style-name="P3" draw:layer="layout" svg:width="5.353cm" svg:height="0.763cm" svg:x="15.9cm" svg:y="11.7cm">
          <draw:text-box>
            <text:p><text:span text:style-name="T1">Consciência </text:span><text:span text:style-name="T1">Situacional</text:span></text:p>
          </draw:text-box>
        </draw:frame>
        <draw:frame draw:style-name="gr19" draw:text-style-name="P3" draw:layer="layout" svg:width="3.499cm" svg:height="0.763cm" svg:x="17.7cm" svg:y="7.5cm">
          <draw:text-box>
            <text:p><text:span text:style-name="T1">Modelo Mental</text:span></text:p>
          </draw:text-box>
        </draw:frame>
        <draw:connector draw:style-name="gr13" draw:text-style-name="P1" draw:layer="layout" draw:type="curve" svg:x1="16.2cm" svg:y1="7cm" svg:x2="19.45cm" svg:y2="10.8cm" draw:start-shape="id6" draw:start-glue-point="2" draw:end-shape="id3" draw:end-glue-point="0" svg:d="M16200 7000c0 2850 3250 950 3250 3800" svg:viewBox="0 0 3251 3801">
          <text:p/>
        </draw:connector>
        <draw:connector draw:style-name="gr13" draw:text-style-name="P1" draw:layer="layout" draw:type="line" svg:x1="22.8cm" svg:y1="7cm" svg:x2="22.85cm" svg:y2="10.8cm" draw:start-shape="id7" draw:end-shape="id4" draw:end-glue-point="0" svg:d="M22800 7000l50 3800" svg:viewBox="0 0 51 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9:12:40.667749437</meta:creation-date>
    <meta:editing-duration>PT3H32M40S</meta:editing-duration>
    <meta:editing-cycles>19</meta:editing-cycles>
    <meta:generator>LibreOffice/6.0.6.2$Linux_X86_64 LibreOffice_project/00m0$Build-2</meta:generator>
    <dc:date>2018-12-06T21:32:47.344133501</dc:date>
    <meta:document-statistic meta:object-count="32"/>
  </office:meta>
</office:document-meta>
</file>